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0336" officeooo:paragraph-rsid="001e0336"/>
    </style:style>
    <style:style style:name="P2" style:family="paragraph" style:parent-style-name="Standard">
      <style:text-properties officeooo:rsid="001f774f" officeooo:paragraph-rsid="001f774f"/>
    </style:style>
    <style:style style:name="P3" style:family="paragraph" style:parent-style-name="Standard">
      <style:text-properties fo:font-weight="bold" officeooo:rsid="001f774f" officeooo:paragraph-rsid="001f774f" style:font-weight-asian="bold" style:font-weight-complex="bold"/>
    </style:style>
    <style:style style:name="P4" style:family="paragraph" style:parent-style-name="Text_20_body" style:list-style-name="L3"/>
    <style:style style:name="T1" style:family="text">
      <style:text-properties officeooo:rsid="001f774f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sintaxis<text:line-break/><text:line-break/>Selecciona todos los registros de la tabla Clientes:</text:p>
      <text:p text:style-name="P1"/>
      <text:p text:style-name="P1">SELECT * FROM Clientes;</text:p>
      <text:p text:style-name="P1"/>
      <text:p text:style-name="P1"/>
      <text:p text:style-name="P2">IMPORTANTE:</text:p>
      <text:p text:style-name="P2"/>
      <text:p text:style-name="P2">Las palabras clave de SQL NO son case sensitive: select = SELECT</text:p>
      <text:p text:style-name="P2">Sin embargo, por lo general las escribiremos en uppercase</text:p>
      <text:p text:style-name="P2"/>
      <text:p text:style-name="P2"/>
      <text:p text:style-name="P3">Comandos importantes</text:p>
      <text:p text:style-name="P3"><text:span text:style-name="T2"/></text:p>
      <text:list text:style-name="L3">
        <text:list-item>
          <text:p text:style-name="P4"><text:span text:style-name="Source_20_Text">SELECT</text:span> - <text:span text:style-name="T1">extrae datos de la BD</text:span></text:p>
        </text:list-item>
        <text:list-item>
          <text:p text:style-name="P4"><text:span text:style-name="Source_20_Text">UPDATE</text:span> - <text:span text:style-name="T1">Actualiza datos de la BD</text:span></text:p>
        </text:list-item>
        <text:list-item>
          <text:p text:style-name="P4"><text:span text:style-name="Source_20_Text">DELETE</text:span> - <text:span text:style-name="T1">Borra datos de la BD</text:span></text:p>
        </text:list-item>
        <text:list-item>
          <text:p text:style-name="P4"><text:span text:style-name="Source_20_Text">INSERT INTO</text:span> - <text:span text:style-name="T1">Inserta datos en la BD</text:span></text:p>
        </text:list-item>
        <text:list-item>
          <text:p text:style-name="P4"><text:span text:style-name="Source_20_Text">CREATE DATABASE</text:span> - <text:span text:style-name="T1">Crea una BD</text:span></text:p>
        </text:list-item>
        <text:list-item>
          <text:p text:style-name="P4"><text:span text:style-name="Source_20_Text">ALTER DATABASE</text:span> - <text:span text:style-name="T1">Modifica una BD</text:span></text:p>
        </text:list-item>
        <text:list-item>
          <text:p text:style-name="P4"><text:span text:style-name="Source_20_Text">CREATE TABLE</text:span> - <text:span text:style-name="T1">Crea una tabla en la BD</text:span></text:p>
        </text:list-item>
        <text:list-item>
          <text:p text:style-name="P4"><text:span text:style-name="Source_20_Text">ALTER TABLE</text:span> - <text:span text:style-name="T1">modifica una tabla de la BD</text:span></text:p>
        </text:list-item>
        <text:list-item>
          <text:p text:style-name="P4"><text:span text:style-name="Source_20_Text">DROP TABLE</text:span> - <text:span text:style-name="T1">borra una tabla de la BD</text:span></text:p>
        </text:list-item>
        <text:list-item>
          <text:p text:style-name="P4"><text:span text:style-name="Source_20_Text">CREATE INDEX</text:span> - <text:span text:style-name="T1">Crea un índice en la BD</text:span></text:p>
        </text:list-item>
        <text:list-item>
          <text:p text:style-name="P4"><text:span text:style-name="Source_20_Text">DROP INDEX</text:span> - <text:s/><text:span text:style-name="T1">borra un índice de la BD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33:58.150000000</meta:creation-date>
    <dc:date>2024-02-22T12:37:09.505000000</dc:date>
    <meta:editing-duration>PT3M11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136" meta:character-count="640" meta:non-whitespace-character-count="530"/>
  </office:meta>
</office:document-meta>
</file>